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8cf8d" officeooo:paragraph-rsid="0008cf8d"/>
    </style:style>
    <style:style style:name="P2" style:family="paragraph" style:parent-style-name="Standard">
      <style:text-properties officeooo:rsid="0008cf8d" officeooo:paragraph-rsid="000a2b28"/>
    </style:style>
    <style:style style:name="P3" style:family="paragraph" style:parent-style-name="Standard">
      <style:text-properties officeooo:rsid="0008cf8d" officeooo:paragraph-rsid="000a4367"/>
    </style:style>
    <style:style style:name="P4" style:family="paragraph" style:parent-style-name="Standard">
      <style:text-properties officeooo:rsid="000a2b28" officeooo:paragraph-rsid="000a2b28"/>
    </style:style>
    <style:style style:name="P5" style:family="paragraph" style:parent-style-name="Standard">
      <style:text-properties officeooo:rsid="000a4367" officeooo:paragraph-rsid="000a4367"/>
    </style:style>
    <style:style style:name="T1" style:family="text">
      <style:text-properties officeooo:rsid="000a2b28"/>
    </style:style>
    <style:style style:name="T2" style:family="text">
      <style:text-properties officeooo:rsid="000a436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na mlečne konrole:</text:p>
      <text:p text:style-name="P1"/>
      <text:p text:style-name="P1">UK - ~10funtov / letno / kravo </text:p>
      <text:p text:style-name="P1">NRM: It costs about 0.2ppl for assisted monthly milk recording, or £17.00 per cow per year</text:p>
      <text:p text:style-name="P1">Hrvaška – 65evrov / leto / kravo; cca 10 kontrol</text:p>
      <text:p text:style-name="P1"/>
      <text:p text:style-name="P3">New Zealand: 1.99 NZ dollars per milk recording (either morning or evening), 2.19 for both morning and <text:s/>evening <text:span text:style-name="T2">https://www.lic.co.nz/products-and-services/herd-testing/herd-test-prices/</text:span></text:p>
      <text:p text:style-name="P1"/>
      <text:p text:style-name="P2">Progressive genetics (Ireland): 2.25 per recording per cow (manual) - <text:s/><text:span text:style-name="T1">https://www.progressivegenetics.ie/milk-recording</text:span></text:p>
      <text:p text:style-name="P4"/>
      <text:p text:style-name="P4">NZ CRV: 1.99 per cow (Full Test) https://www.crv4all.co.nz/service/crv-herd-testing/</text:p>
      <text:p text:style-name="P4"/>
      <text:p text:style-name="P4">Netherlands CRV: MPR participation is 16.60€ per month, fat/protein/lactose/urea/ketose 0.50€ per sample + 0.24 for SSC + pick-up costs <text:s/>(<text:a xlink:type="simple" xlink:href="https://www.crv4all.nl/service/melkproductieregistratie/https://www.crv4all.nl/service/melkproductieregistratie/" text:style-name="Internet_20_link" text:visited-style-name="Visited_20_Internet_20_Link">https://www.crv4all.nl/service/melkproductieregistratie/</text:a>)</text:p>
      <text:p text:style-name="P4"/>
      <text:p text:style-name="P4">ICBF: 16-17€ per cow (A4), 13-14€ (A6), 11-12€ (A8), 10€ (A84 – 4 visits only): <text:a xlink:type="simple" xlink:href="https://www.icbf.com/wp/?page_id=291https://www.icbf.com/wp/?page_id=291" text:style-name="Internet_20_link" text:visited-style-name="Visited_20_Internet_20_Link">https://www.icbf.com/wp/?page_id=291https://www.icbf.com/wp/?page_id=291</text:a></text:p>
      <text:p text:style-name="P4"/>
      <text:p text:style-name="P5">Slovenija: kontrola mlečnosti LJ = 4.43 (nadkontrola: 8.86), Kranj – 3.68€, 4.19€ Novo Mesto, 6.66€ Nova Gorica, 4.94€ Celje, 4.38€ Ptuj, 6.26€ Murska Sobo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18:45:02.494520972</meta:creation-date>
    <dc:date>2019-08-02T17:02:53.128263357</dc:date>
    <meta:editing-duration>PT1H35M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131" meta:character-count="1083" meta:non-whitespace-character-count="955"/>
  </office:meta>
</office:document-meta>
</file>